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2d81" officeooo:paragraph-rsid="000c2d81"/>
    </style:style>
    <style:style style:name="P2" style:family="paragraph" style:parent-style-name="Standard">
      <style:paragraph-properties fo:margin-left="0in" fo:margin-right="0in" fo:text-indent="0in" style:auto-text-indent="false"/>
      <style:text-properties officeooo:paragraph-rsid="000c2d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wboy Festival Time!</text:h>
      <text:p text:style-name="P1"/>
      <text:p text:style-name="P1">Howdy Pard’s! <text:s/>It’s that time again! <text:s/>Git yer Yee Haw on, and join us! <text:s/>Click on the graphics below to check out the website.</text:p>
      <text:p text:style-name="P1"/>
      <text:h text:style-name="Heading_20_2" text:outline-level="2">Special Presentation</text:h>
      <text:p text:style-name="P1"/>
      <text:p text:style-name="P1">On Saturday at the Cowboy Festival, at 2pm in Hart Hall, the Friends of Hart Park will be honoring our outstanding photographer of the Native American Pow Wow and other local events, Ken Lubas! Ken was given the name “True Eyes” in a sacred Chumash naming ceremony because of his unique ability to look beyond the immediate.</text:p>
      <text:p text:style-name="P1"/>
      <text:p text:style-name="P1">Before becoming known for his artistic photographs, he was a photojournalist at The Los Angeles Times for more than 30 years, and was awarded two Pulitzer Prizes for projects dealing with the Northridge earthquake and the city’s riots. He was further nominated for his work dealing with the homeless, wildfires, floods, and the O.J. Simpson saga.</text:p>
      <text:p text:style-name="P1"/>
      <text:p text:style-name="P1">We at Friends of Hart Park are indebted to him for his beautiful Pow Wow photography, and are thrilled to present an award of appreciation for our friend K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9:57:34.665446692</meta:creation-date>
    <dc:date>2025-03-30T20:09:07.387011901</dc:date>
    <meta:editing-duration>PT11M33S</meta:editing-duration>
    <meta:editing-cycles>1</meta:editing-cycles>
    <meta:document-statistic meta:table-count="0" meta:image-count="0" meta:object-count="0" meta:page-count="1" meta:paragraph-count="6" meta:word-count="171" meta:character-count="994" meta:non-whitespace-character-count="826"/>
    <meta:generator>LibreOffice/7.6.3.2$MacOSX_X86_64 LibreOffice_project/29d686fea9f6705b262d369fede658f824154cc0</meta:generator>
  </office:meta>
</office:document-meta>
</file>